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1cm" fo:margin-right="0cm" fo:text-indent="0cm" style:auto-text-indent="false"/>
    </style:style>
    <style:style style:name="P38" style:family="paragraph" style:parent-style-name="Standard">
      <style:paragraph-properties fo:margin-left="1cm" fo:margin-right="0cm" fo:text-indent="0cm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35cm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35cm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35cm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35cm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35cm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35cm" style:text-underline-style="none" fo:font-weight="bold" style:font-weight-asian="bold"/>
    </style:style>
    <style:style style:name="T55" style:family="text">
      <style:text-properties style:font-name="Arial" fo:letter-spacing="0.035cm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20.085cm" draw:visible-area-height="4.694cm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1.55cm" svg:y="-0.661cm" svg:width="20.07cm" svg:height="4.461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<text:tab/></text:span><text:span text:style-name="T38">Дата проверки:</text:span><text:span text:style-name="T40"> <text:s/>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0"><text:span text:style-name="T42">0.1</text:span><text:span text:style-name="T45"> </text:span><text:span text:style-name="T42">мк</text:span><text:span text:style-name="T45">Зв/ч – </text:span><text:span text:style-name="T46">0.5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015</text:span><text:span text:style-name="T28">/</text:span><text:span text:style-name="T29">Ḣ</text:span><text:span text:style-name="T31"> </text:span><text:span text:style-name="T17">p</text:span><text:span text:style-name="T52">(10)+</text:span><text:span text:style-name="T55">0,005</text:span><text:span text:style-name="T57">·</text:span><text:span text:style-name="T53">Ḣ 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9">Ḣ</text:span><text:span text:style-name="T58"> </text:span><text:span text:style-name="T18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8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8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7" office:value-type="string">
            <text:p text:style-name="P12"><text:span text:style-name="T7">4</text:span>00 мЗв/ч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7" office:value-type="string">
            <text:p text:style-name="P12"><text:span text:style-name="T7">4</text:span>00 мЗв/ч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7" office:value-type="string">
            <text:p text:style-name="P12"><text:span text:style-name="T7">4</text:span>00 мЗв/ч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7" office:value-type="string">
            <text:p text:style-name="P12"><text:span text:style-name="T7">4</text:span>00 мЗв/ч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7" office:value-type="string">
            <text:p text:style-name="P12"><text:span text:style-name="T7">4</text:span>00 мЗв/ч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7" office:value-type="string">
            <text:p text:style-name="P12"><text:span text:style-name="T7">4</text:span>00 мЗв/ч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7" office:value-type="string">
            <text:p text:style-name="P12"><text:span text:style-name="T7">4</text:span>00 мЗв/ч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7" office:value-type="string">
            <text:p text:style-name="P12"><text:span text:style-name="T7">4</text:span>00 мЗв/ч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7" office:value-type="string">
            <text:p text:style-name="P12"><text:span text:style-name="T7">4</text:span>00 мЗв/ч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7" office:value-type="string">
            <text:p text:style-name="P12"><text:span text:style-name="T7">4</text:span>00 мЗв/ч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7" office:value-type="string">
            <text:p text:style-name="P12"><text:span text:style-name="T7">4</text:span>00 мЗв/ч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7" office:value-type="string">
            <text:p text:style-name="P12"><text:span text:style-name="T7">4</text:span>00 мЗв/ч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22:05.65</dc:date>
    <meta:editing-duration>P3DT7H30M15S</meta:editing-duration>
    <meta:editing-cycles>396</meta:editing-cycles>
    <meta:generator>OpenOffice/4.1.6$Win32 OpenOffice.org_project/416m1$Build-9790</meta:generator>
    <meta:document-statistic meta:table-count="25" meta:image-count="0" meta:object-count="1" meta:page-count="7" meta:paragraph-count="1344" meta:word-count="2288" meta:character-count="16592"/>
    <dc:creator>Squorpikkor </dc:creator>
  </office:meta>
</office:document-meta>
</file>